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890000230600000D9FED35B22E.svm"/>
  <manifest:file-entry manifest:media-type="" manifest:full-path="Pictures/2000008900001BF100000D9FB9C02E08.svm"/>
  <manifest:file-entry manifest:media-type="" manifest:full-path="Pictures/200000D500003CFE00003041CAE12193.svm"/>
  <manifest:file-entry manifest:media-type="" manifest:full-path="Pictures/2000008F00002B1800001BBC7DE80D0A.svm"/>
  <manifest:file-entry manifest:media-type="" manifest:full-path="Pictures/200000A1000027BF000011DD2A2620EF.svm"/>
  <manifest:file-entry manifest:media-type="" manifest:full-path="Pictures/200000070000EA6A0000AFD0C66432EA.wmf"/>
  <manifest:file-entry manifest:media-type="" manifest:full-path="Pictures/200000C70000441400003480ABC6F451.svm"/>
  <manifest:file-entry manifest:media-type="" manifest:full-path="Pictures/200000080000C35600009273826E3349.wmf"/>
  <manifest:file-entry manifest:media-type="" manifest:full-path="Pictures/200000080000C356000092736A2F5D20.wmf"/>
  <manifest:file-entry manifest:media-type="" manifest:full-path="Pictures/200000A900002A1B0000192AF21C5C44.svm"/>
  <manifest:file-entry manifest:media-type="" manifest:full-path="Pictures/200000A900001E4D0000192A5AAD45E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language="en" fo:country="none" fo:font-weight="bold" style:font-size-asian="14pt" style:font-weight-asian="bold" style:font-size-complex="14pt" style:font-weight-complex="bold"/>
    </style:style>
    <style:style style:name="P3" style:family="paragraph" style:parent-style-name="Standard">
      <style:text-properties fo:language="en" fo:country="none"/>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ize="12pt" fo:language="en" fo:country="none" fo:font-weight="normal" style:font-size-asian="12pt" style:font-weight-asian="normal" style:font-size-complex="12pt" style:font-weight-complex="normal"/>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RTF_5f_Num_20_7"/>
    <style:style style:name="P11" style:family="paragraph" style:parent-style-name="Standard" style:list-style-name="L1">
      <style:text-properties fo:font-size="14pt" fo:font-weight="bold" style:font-size-asian="14pt" style:font-weight-asian="bold" style:font-size-complex="14pt" style:font-weight-complex="bold"/>
    </style:style>
    <style:style style:name="P12" style:family="paragraph" style:parent-style-name="Standard" style:list-style-name="RTF_5f_Num_20_4">
      <style:text-properties fo:font-weight="bold" style:font-weight-asian="bold" style:font-weight-complex="bold"/>
    </style:style>
    <style:style style:name="P13" style:family="paragraph" style:parent-style-name="Standard" style:list-style-name="RTF_5f_Num_20_2">
      <style:text-properties fo:font-weight="bold" style:font-weight-asian="bold" style:font-weight-complex="bold"/>
    </style:style>
    <style:style style:name="P14" style:family="paragraph" style:parent-style-name="Standard" style:list-style-name="RTF_5f_Num_20_3">
      <style:text-properties fo:language="en" fo:country="none" fo:font-weight="bold" style:font-weight-asian="bold" style:font-weight-complex="bold"/>
    </style:style>
    <style:style style:name="P15" style:family="paragraph" style:parent-style-name="Standard" style:list-style-name="RTF_5f_Num_20_2">
      <style:text-properties fo:language="en" fo:country="none" fo:font-weight="bold" style:font-weight-asian="bold" style:font-weight-complex="bold"/>
    </style:style>
    <style:style style:name="P16" style:family="paragraph" style:parent-style-name="Standard" style:list-style-name="RTF_5f_Num_20_2">
      <style:text-properties fo:font-size="12pt" fo:language="en" fo:country="none" fo:font-weight="bold" style:font-size-asian="12pt" style:font-weight-asian="bold" style:font-size-complex="12pt" style:font-weight-complex="bold"/>
    </style:style>
    <style:style style:name="P17" style:family="paragraph" style:parent-style-name="Standard">
      <style:text-properties fo:font-size="12pt" fo:language="en" fo:country="none" fo:font-weight="normal" style:font-size-asian="12pt" style:font-weight-asian="normal" style:font-size-complex="12pt" style:font-weight-complex="normal"/>
    </style:style>
    <style:style style:name="T1" style:family="text">
      <style:text-properties fo:language="en" fo:country="non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07541951232001306" text:style-name="L1">
        <text:list-item>
          <text:p text:style-name="P6">SPECIFICA DEL PROBLEMA</text:p>
        </text:list-item>
      </text:list>
      <text:p text:style-name="Standard">Si vuole realizzare una applicazione desktop per il gioco Block Breaker. In particolare si vuole implementare un gioco che comprende una pallina in movimento, un player (racchetta), dei blocchi da rompere con un numero casuale di impatti (che possono andare da un minimo di zero a un massimo di 4). <text:line-break/><text:line-break/>L'utente dovrà cliccare sul bottone "Start" per visualizzare la schermata di gioco, poi premere il tasto designato all'avvio del gioco(e allo sblocco in caso si sia messo in pausa, cioè la barra spaziatrice) per poter iniziare a giocare.</text:p>
      <text:p text:style-name="Standard"/>
      <text:list xml:id="list39437925" text:continue-numbering="true" text:style-name="L1">
        <text:list-item>
          <text:list>
            <text:list-item>
              <text:p text:style-name="P6">Regole</text:p>
            </text:list-item>
          </text:list>
        </text:list-item>
      </text:list>
      <text:p text:style-name="Standard">Il gioco si basa su queste semplici regole:</text:p>
      <text:list xml:id="list3039222097245693914" text:style-name="L2">
        <text:list-item>
          <text:p text:style-name="P7">La pallina parte da una velocità bassa e accelera rapidamente fino alla sua velocità massima.</text:p>
        </text:list-item>
        <text:list-item>
          <text:p text:style-name="P7">La pallina cambia la propria direzione (ma non la propria velocità) ad ogni impatto con blocchi, limite destro, sinistro e superiore della schermada di gioco, e racchetta;</text:p>
        </text:list-item>
        <text:list-item>
          <text:p text:style-name="P7">Se la pallina impatta con la parte inferiore della schermata di gioco, l'utente che sta giocando perde una vita;</text:p>
        </text:list-item>
        <text:list-item>
          <text:p text:style-name="P7">L'utente ha a disposizione 3 vite ogni volta che inizia una nuova partita;</text:p>
        </text:list-item>
        <text:list-item>
          <text:p text:style-name="P7">Il punteggio totalizzato dall'utente è pari ad un'unità per ogni impatto della pallina con i blocchi spaccati(che quindi sono stati portati a zero di vita);</text:p>
        </text:list-item>
        <text:list-item>
          <text:p text:style-name="P7">La racchetta ha una modalità di impatto particolare che permette all'utente che sta giocando di indirizzare la pallina dove preferisce, senza cambiarne la velocità totale;</text:p>
        </text:list-item>
        <text:list-item>
          <text:p text:style-name="P7">Il gioco finisce quando l'utente arriva a zero di vita, oppure spacca ogni blocco presente;</text:p>
        </text:list-item>
        <text:list-item>
          <text:p text:style-name="P7">Il punteggio totalizzato dall'utente si resetta alla fine di ogni partita, dando però la possibilita a questo di immettere il proprio nome per poi salvare nome e punteggio in un file che viene riordinato dal punteggio più alto a quello più basso.</text:p>
        </text:list-item>
      </text:list>
      <text:p text:style-name="Standard"/>
      <text:p text:style-name="Standard">Durante il gioco si potrà mettere in pausa premendo un tasto designato (start), uscire con un tasto designato(ESC), e muovere la racchetta grazie al fatto che questa seguirà il mou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9427991" text:continue-list="list39437925" text:style-name="L1">
        <text:list-item>
          <text:p text:style-name="P6"><text:soft-page-break/>SPECIFICA DEI REQUISITI:</text:p>
        </text:list-item>
      </text:list>
      <text:p text:style-name="Text_20_body">Di seguito vengono riportate i casi d’uso dell’applicativo che ci aiuteranno a comprendere al meglio le funzionalità del gioco. Il diagramma dei casi d’uso ha evidenziato la partecipazione di un unico attore: il giocatore, il quale potrà appunto selezionare il pulsante start avviando il gioco, giocare, decidere se salvare il proprio punteggio o meno ed infine ricominciare con un altra partita oppure chiudere il gioco. Una volta che il giocatore avrà cliccato su start, l'applicazione mostrerà all'utente la schermata di gioco.</text:p>
      <text:list xml:id="list39430789" text:continue-numbering="true" text:style-name="L1">
        <text:list-item>
          <text:list>
            <text:list-item>
              <text:p text:style-name="P6">Diagramma dei casi d'uso</text:p>
            </text:list-item>
          </text:list>
        </text:list-item>
      </text:list>
      <text:p text:style-name="Text_20_body"><draw:frame draw:style-name="fr1" draw:name="1" text:anchor-type="as-char" svg:width="14.658cm" svg:height="10.98cm" draw:z-index="0"><draw:image xlink:href="Pictures/200000080000C35600009273826E3349.wmf" xlink:type="simple" xlink:show="embed" xlink:actuate="onLoad"/></draw:frame></text:p>
      <text:p text:style-name="Text_20_body">aggiungere ciò che manc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9425847" text:continue-numbering="true" text:style-name="L1">
        <text:list-item>
          <text:list>
            <text:list-item>
              <text:p text:style-name="P6"><text:soft-page-break/>Relazioni e descrizione dei casi d'uso</text:p>
            </text:list-item>
          </text:list>
        </text:list-item>
      </text:list>
      <text:p text:style-name="Standard"/>
      <text:p text:style-name="P1">Relazioni</text:p>
      <text:p text:style-name="Text_20_body"/>
      <text:p text:style-name="Text_20_body">Si mostreranno di seguito le relazioni dei casi d'uso individuati.</text:p>
      <text:p text:style-name="Text_20_body"><draw:frame draw:style-name="fr1" draw:name="immagini1" text:anchor-type="as-char" svg:width="14.658cm" svg:height="10.98cm" draw:z-index="1"><draw:image xlink:href="Pictures/200000080000C356000092736A2F5D20.wmf" xlink:type="simple" xlink:show="embed" xlink:actuate="onLoad"/></draw:frame></text:p>
      <text:p text:style-name="Text_20_body"/>
      <text:p text:style-name="P1">Descrizione</text:p>
      <text:p text:style-name="P1"/>
      <text:list xml:id="list5379658254825354095" text:style-name="L3">
        <text:list-item>
          <text:p text:style-name="P8">Stato Menù</text:p>
        </text:list-item>
      </text:list>
      <text:p text:style-name="P3">Nel momento in cui viene avviata l'applicazione entra nello stato iniziale, il quale andra' a renderizzare a schermo gli elementi <text:s/>collegati al menu principale .</text:p>
      <text:p text:style-name="P3">I componenti inizializzati saranno la musica, il logo e l'immagine di Background, ma soprattutto il Pannello <text:s/>contenente i pulsanti.</text:p>
      <text:p text:style-name="P3">I pulsanti in questione sono :</text:p>
      <text:list xml:id="list39450158" text:continue-numbering="true" text:style-name="L3">
        <text:list-item>
          <text:list>
            <text:list-item>
              <text:p text:style-name="P8">“Start” che se cliccato invia l'utente al caso d'uso Gioca Partita.</text:p>
            </text:list-item>
            <text:list-item>
              <text:p text:style-name="P8">“Help” che rende visibile le Instruzioni, nascondendo logo e pulsanti.</text:p>
            </text:list-item>
            <text:list-item>
              <text:p text:style-name="P8"><text:span text:style-name="T1">“HighScores” che rende visibile la classifica dei migliori giocatori con relativi nomi e Scores, nascondendo logo e pulsanti</text:span><text:span text:style-name="T1">.</text:span></text:p>
            </text:list-item>
          </text:list>
        </text:list-item>
      </text:list>
      <text:p text:style-name="P3"/>
      <text:p text:style-name="P3">Nel caso in cui l utente decidesse di premere il bottone "Start" avverrebbe il passaggio dallo stato iniziale allo stato gioca partita.</text:p>
      <text:p text:style-name="P3"/>
      <text:list xml:id="list39437130" text:continue-numbering="true" text:style-name="L3">
        <text:list-item>
          <text:p text:style-name="P8">Stato Gioca Partita</text:p>
        </text:list-item>
      </text:list>
      <text:p text:style-name="P3">Lo stato gioca partita sara' lo stato principale del nostro progetto in quanto in questo stato avverra' il vero e proprio svolgimento del gioco.</text:p>
      <text:p text:style-name="P3">Dallo stato gioca partita potremo avere 4 transizioni di stato, date da 4 diversi eventi principali:</text:p>
      <text:list xml:id="list9122447881162867019" text:style-name="L4">
        <text:list-item>
          <text:p text:style-name="P9"><text:soft-page-break/>L'utente termina la partita (finisce il numero di blocchi disponibili e finisce quindi in gameover, oppure preme ESC).</text:p>
        </text:list-item>
        <text:list-item>
          <text:p text:style-name="P9">L'utente termina le vite (Gameover).</text:p>
        </text:list-item>
        <text:list-item>
          <text:p text:style-name="P9">L'utente decide di mettere il gioco in pausa.</text:p>
        </text:list-item>
        <text:list-item>
          <text:p text:style-name="P9">L'utente decide di continuare a giocare.</text:p>
        </text:list-item>
      </text:list>
      <text:p text:style-name="P3">Al termine della partita lo stato "gioca partita" richiamera' se stesso andando a creare un nuovo livello per l'utente.</text:p>
      <text:p text:style-name="P3">Al termine delle vite lo stato Gioca Partita richiamera' lo stato GameOver.</text:p>
      <text:p text:style-name="P3">Elenchiamo ora i casi d'uso possibili esistenti solo durante l'esecuzione vera e propria del gioco, e quindi ogni qual volta l'utente decide di continuare a giocare ed ha ancora a disposizione delle vite:</text:p>
      <text:p text:style-name="P3"><text:tab/>a)L'utente muove il mouse;</text:p>
      <text:p text:style-name="P3"><text:tab/>b)L'applicazione risponde facendo seguire il mouse alla racchetta e alla pallina;</text:p>
      <text:p text:style-name="P3"><text:tab/>c)L'utente schiaccia la barra spaziatrice;</text:p>
      <text:p text:style-name="P3"><text:tab/>d)L'applicazione risponde facendo aumentare gradualmente la velocità della pallina, fino al suo <text:tab/>massimo, garandendo il primo rimbalzo all'utente dato che racchetta e pallina sono estremamente <text:tab/>vicine nelle loro posizioni iniziali, e basterà stare fermi per non perdere <text:tab/>immediatamente una vita;</text:p>
      <text:p text:style-name="P3"><text:tab/>e)La pallina arriva a toccare un blocco, scontrandosi con la parte superiore o inferiore di questo;</text:p>
      <text:p text:style-name="P3"><text:tab/>f)L'applicazione risponde invertendo la velocità y della pallina ma lasciando invariata la totale, e <text:tab/>scalando una vita al blocco colpito, renderizzandolo poi con la texture corrsipondente(o non <text:tab/>renderizzandolo se questo non ha più vite).</text:p>
      <text:p text:style-name="P3"><text:tab/>g)La pallina arriva a toccare un blocco, scontrandosi con la parte laterale destra o laterale sinistra di <text:tab/>questo;</text:p>
      <text:p text:style-name="P3"><text:tab/>h)L'applicazione risponde <text:s/>invertendo la velocità x della pallina ma lasciando invariata la totale, e <text:tab/>scalando una vita al blocco colpito, renderizzandolo poi con la texture corrsipondente(o non <text:tab/>renderizzandolo se questo non ha più vite).</text:p>
      <text:p text:style-name="P3"><text:tab/>i)La pallina arriva a toccare un blocco in uno spigolo, scontrandosi con questo;</text:p>
      <text:p text:style-name="P3"><text:tab/>l)L'applicazione risponde <text:s/>invertendo sia la velocità x che la velocità y della pallina ma lasciando <text:tab/>invariata la totale, e scalando una vita al blocco colpito, renderizzandolo poi con la texture <text:tab/>corrsipondente(o non renderizzandolo se questo non ha più vite).</text:p>
      <text:p text:style-name="P3"><text:tab/>m)La pallina arriva a toccare un lato del pannello di gioco.</text:p>
      <text:p text:style-name="P3"><text:tab/>n)L'applicazione risponde invertendo la velocità x della pallina ma la sciando invariata la totale se si <text:tab/>toccano il lato destro o sinistro, inverte invece la velocità y se tocca il lato superiore.</text:p>
      <text:p text:style-name="P3"><text:tab/>o)L'applicazione in questo caso risponde in modo completamente diverso se la pallina tocca il lato <text:tab/>inferiore del pannello di gioco, poichè significa che il giocatore non è riuscito a tenerla in gioco, e gli <text:tab/>deve essere scalata una vita. Dopo averlo fatto, se il giocatore ha ancora vite rimanenti l'applicazione <text:tab/>lo invia allo stato iniziale di Gioca Partita, ma con una vita in meno rispetto all'ultima volta in cui ci <text:tab/>si era stati, altrimenti l'applicazione lo invia allo stato GameOver.</text:p>
      <text:p text:style-name="P3"/>
      <text:list xml:id="list39441676" text:continue-list="list39437130" text:style-name="L3">
        <text:list-item>
          <text:p text:style-name="P8">Stato Pausa</text:p>
        </text:list-item>
      </text:list>
      <text:p text:style-name="P3">Quando l utente deciderà di mettere il gioco in pausa lo stato "gioca partita" entrerà nello stato "pausa" il quale fermerà lo scorrere del gioco, disabilitando i comandi e mostrando le opzioni che l'utente avrà a disposizione.</text:p>
      <text:p text:style-name="P3"/>
      <text:list xml:id="list39440503" text:continue-numbering="true" text:style-name="L3">
        <text:list-item>
          <text:p text:style-name="P8">Stato GameOver</text:p>
        </text:list-item>
      </text:list>
      <text:p text:style-name="P3">Nello stato di GameOver sarà presente un pulsante "Continue" che alla premuta fara' avvenire la transizione dallo stato GameOver allo stato iniziale, e salvera' lo score ottenuto dall utente in un file XML nel caso in cui l'utente abbia inserito un nome valido, altrimenti rimarrà in attesa di un nome valido(non sono accettate: la stringa vuota, la stringa composta da uno o piu spazi e il textholder “Insert Name...” che viene automaticamente cancellato quando si scatena l'evento click sulla <text:soft-page-break/>textbox).</text:p>
      <text:p text:style-name="P3"/>
      <text:list xml:id="list39434335" text:continue-numbering="true" text:style-name="L3">
        <text:list-item>
          <text:p text:style-name="P8">Stato Uscita</text:p>
        </text:list-item>
      </text:list>
      <text:p text:style-name="P3">In ogni stato e' possibile portare premere il pulsante "ESC", rispettivamente per:</text:p>
      <text:list xml:id="list4180212472147329183" text:style-name="RTF_5f_Num_20_7">
        <text:list-item>
          <text:p text:style-name="P10">Rimanere nel menù se si è nel menù e non si è selezionato nulla;</text:p>
        </text:list-item>
        <text:list-item>
          <text:p text:style-name="P10">Tornare allo stato iniziale di visualizzazione del menù se ci si trova nel form Menu ma si è cliccato su Help oppure su HighScores;</text:p>
        </text:list-item>
        <text:list-item>
          <text:p text:style-name="P10">Terminare la partita ed andare nella schermata di Gameover se ci si trovava nello stato di partita in corso (Form Game);</text:p>
        </text:list-item>
        <text:list-item>
          <text:p text:style-name="P10">Rimanere nella schermata di GameOver se ci si trovava già lì.</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39447968" text:continue-list="list39425847" text:style-name="L1">
        <text:list-item>
          <text:p text:style-name="P11"><text:soft-page-break/>ANALISI E PROGETTAZIONE</text:p>
        </text:list-item>
      </text:list>
      <text:p text:style-name="P3"/>
      <text:p text:style-name="P3">Descriveremo in questa sezione le principali scelte di progettazione e di implementazione fatte per realizzare il gioco. </text:p>
      <text:p text:style-name="P3"/>
      <text:p text:style-name="P4">Scelte di Progetto</text:p>
      <text:p text:style-name="P3"/>
      <text:p text:style-name="P3"> Linguaggio di programmazione </text:p>
      <text:p text:style-name="P3"> Ambiente di sviluppo </text:p>
      <text:p text:style-name="P3"> GUI </text:p>
      <text:p text:style-name="P3"> Design pattern </text:p>
      <text:p text:style-name="P3"> Organizzazione progetto </text:p>
      <text:p text:style-name="P3"> Classi </text:p>
      <text:p text:style-name="P3"> Diagramma delle classi </text:p>
      <text:p text:style-name="P3"> Diagramma di interazioni</text:p>
      <text:p text:style-name="P3"/>
      <text:list xml:id="list1291047552179647380" text:style-name="RTF_5f_Num_20_4">
        <text:list-item>
          <text:list>
            <text:list-item>
              <text:p text:style-name="P12">Linguaggio di Programmazione : Il C#</text:p>
            </text:list-item>
          </text:list>
        </text:list-item>
      </text:list>
      <text:p text:style-name="P3">Il linguaggio di programmazione C# è un linguaggio multi paradigma: orientato ad oggetti, imperativo, ad eventi e funzionale. Questo linguaggio mira a combinare la capacità di computazione del C++ con la facilità di programmazione di Visual Basic.</text:p>
      <text:p text:style-name="P3">C# è stato creato per lavorare con la piattaforma .Net di Microsoft. L'obiettivo di Microsoft è quello di facilitare lo scambio di informazioni dei servizi con il web, e di dare la possibilità agli sviluppatori di costruire applicazioni fortemente portabili. C# semplifica la programmazione grazie al suo utilizzo dell' XML (Extensible Markup Language)e del SOAP(Simple Object Access Protocol) che permettono l'accesso alla programmazione di oggetti e metodi senza obbligare il programmatore a scrivere codice addizionale per ogni passo. Dato che i programmatori possono costruire sul codice esistente, piuttosto che crearne di nuovo duplicando quello esistente, ci si aspetta che l'utilizzo di C# renda la creazione di nuovi prodotti software più veloce e meno costosa.</text:p>
      <text:list xml:id="list1632630301302847281" text:style-name="RTF_5f_Num_20_3">
        <text:list-item>
          <text:list>
            <text:list-item>
              <text:p text:style-name="P14">Ambiente di sviluppo</text:p>
            </text:list-item>
          </text:list>
        </text:list-item>
      </text:list>
      <text:p text:style-name="P3">Si è utilizzato per lo sviluppo del progetto l’ambiente Visual Studio C# 2015 che utilizza il framework .NET 4.0. La versione utilizzata è quella che Microsoft mette gratuitamente a disposizione cioè la Community. Le funzionalità di questo ambiente sono state sufficienti per lo sviluppo del software, tuttavia per l'implementazione della musica di sottofondo, e per poter eseguire in modo efficente più suoni nello stesso momento, abbiamo utilizzato XNA.<text:line-break/>--&gt; controlla bene e dai una definizione di xna se hai capito meglio di me cosa è ma soprattutto a cosa serve.</text:p>
      <text:p text:style-name="P3"/>
      <text:list xml:id="list5948603675690580916" text:style-name="RTF_5f_Num_20_2">
        <text:list-item>
          <text:list>
            <text:list-item>
              <text:p text:style-name="P13">GUI</text:p>
            </text:list-item>
          </text:list>
        </text:list-item>
      </text:list>
      <text:p text:style-name="P3">Abbiamo scelto un'interfaccia grafica, poichè giocare ad un gioco come Block Breaker da console sarebbe stato molto meno coinvolgente, se non impossibile.</text:p>
      <text:p text:style-name="P3">Abbiamo sfruttato le classi standard per implementare i Windows forms (i vari Container, Menu, Game, Gameover) e la classe Bitmap per implementare i nostri Sprites(che non sono altro che Bitmaps (che quindi a loro volta contengono una texture, una lunghezza ed un'altezza)) con coordinate spaziali aggiunte).</text:p>
      <text:p text:style-name="P3">Abbiamo sfruttato la classe panel per creare un semplice menù di pausa che viene visualizzato quando viene scatenato l'evento click del pulsante ENTER(o INVIO) sulla tastiera, ma anche per stabilire lo spazio GamePanels che occupa per intero il rettangolo del client di Container, che quindi appunto contiene gli altri form che si alternano all'interno di gamepanels.</text:p>
      <text:p text:style-name="P3">Abbiamo sfruttato la classe Button già implementata per creare pulsanti cliccabili che scatenassero eventi (Dallo start di un form alla chiusura del corrente, al salvataggio del nome inserito in un file xml predefinito)</text:p>
      <text:p text:style-name="P3">Abbiamo sfruttato una TextBox per permettere all'utente di inserire un nome con cui salvare lo <text:soft-page-break/>score totalizzato;</text:p>
      <text:p text:style-name="P3">Abbiamo infine voluto rendere il tutto scalabile anche durante il gioco (consigliamo tuttavia di mettere in pausa) e quindi basato tutte le dimensioni di immagini, hitboxes, pulsanti e velocità sulla larghezza e altezza istantanee del Form Container che influenza il pannello GamePanels.</text:p>
      <text:p text:style-name="P3"/>
      <text:p text:style-name="P3">Andiamo però in ordine, principalmente abbiamo introdotto quattro form:</text:p>
      <text:p text:style-name="P3"> Form Container</text:p>
      <text:p text:style-name="P3"> Form Menu</text:p>
      <text:p text:style-name="P3"> Form Game</text:p>
      <text:p text:style-name="P3"> Form GameOver</text:p>
      <text:p text:style-name="Standard"/>
      <text:p text:style-name="Standard"/>
      <text:p text:style-name="Standard"/>
      <text:p text:style-name="Standard"/>
      <text:list xml:id="list39441576" text:continue-numbering="true" text:style-name="RTF_5f_Num_20_2">
        <text:list-item>
          <text:list>
            <text:list-item>
              <text:p text:style-name="P15">DIAGRAMMA DEGLI STATI</text:p>
            </text:list-item>
          </text:list>
        </text:list-item>
      </text:list>
      <text:p text:style-name="P3">I casi d'uso precedentemente descritti possono essere facilmente riconducibili a un diagramma, per poterne visualizzare in maniera facilitata il loro comportamento.</text:p>
      <text:p text:style-name="P3"><draw:frame draw:style-name="fr1" draw:name="immagini2" text:anchor-type="as-char" svg:width="14.781cm" svg:height="11.43cm" draw:z-index="2"><draw:image xlink:href="Pictures/200000070000EA6A0000AFD0C66432EA.wm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Standard"/>
      <text:list xml:id="list39445033" text:continue-numbering="true" text:style-name="RTF_5f_Num_20_2">
        <text:list-item>
          <text:list>
            <text:list-item>
              <text:p text:style-name="P16"><text:soft-page-break/>PROGETTAZIONE</text:p>
            </text:list-item>
          </text:list>
        </text:list-item>
      </text:list>
      <text:p text:style-name="Standard"/>
      <text:p text:style-name="Standard">In questa sede ci occupiamo di presentare il modo in cui il videogioco è stato progettato. La prima decisione da affrontare è stata quella relativa alla scelta delle librerie grafiche da utilizzare, poiché, come sappiamo, esse sono indispensabili per poter realizzare un videogioco. Ci siamo serviti delle librerie principali, utilizzando la classe Graphics, Bitmap(dalla quale abbiamo implementato Sprite) e </text:p>
      <text:p text:style-name="Standard">Dopo aver scelto le librerie grafiche da utilizzare per lo sviluppo del videogioco, ci siamo occupati della sua progettazione vera e propria. Abbiamo cercato di definire classi generali, dalla quale poi abbiamo implementato i diversi elementi dotati ciascuno delle proprie caratteristiche. I blocchi ad esempio sono ben diversi dalla pallina o dalle vite del giocatore, eppure tutti i 3 citati fanno parte della classe sprite.</text:p>
      <text:p text:style-name="Standard"/>
      <text:p text:style-name="P3">Abbiamo mantenuto delle convenzioni durante la scrittura del codice, cercando di rimanere sempre il più chiari possibile anche quando abbiamo assegnato nomi a variabili, contatori o funzioni. In questo modo sarà piu facile in futuro modificare parti di codice se lo vorremo, o far capire il funzionamento del programma a persone che non ci hanno lavorato, dato che abbiamo cercato di commentare nel modo piu semplice e chiaro possibile, inserendo anche sommari sopra ad ogni metodo che non sia un semplice costruttore.<text:line-break/></text:p>
      <text:p text:style-name="P3">Abbiamo proceduto in questo modo durante l'implementazione:<text:line-break/>Prima abbiamo creato le classi per la grafica(Sprite) ed abbiamo iniziato a familiarizzare con l'ambiente di sviluppo, dato che per entrambi era la prima esperienza con questo.<text:line-break/>Abbiamo poi cominciato a sfruttare la grafica per creare sprites prova e a muoverli, creando le proprietà (Top,Bottom,Left e Right) prevedendo che ci sarebbero immancabilmente per gli impatti.<text:line-break/>Dopo aver sviluppato il gioco in sè, abbiamo capito che sarebbe stato opportuno metterlo in un Form container, che avrebbe gestito i pannelli che ci permettono di cambiare ciò che l'utente visualizza da schermata a schermata senza aprire o chiudere finestre.</text:p>
      <text:p text:style-name="P3">Siamo quindi passati alla realizzazione dei form GameOver e Menu.</text:p>
      <text:p text:style-name="P3"/>
      <text:p text:style-name="P3">Poi abbiamo cercato di rendere il tutto il più dinamico possibile, rendendo l'utente libero di muovere il gioco in giro per lo schermo e di poterlo minimizzare o massimizzare, o anche ridimensionare come meglio crede, senza causare bug (che abbiamo spesso e volentieri riscontrato, in questa parte di sviluppo).</text:p>
      <text:p text:style-name="P3"/>
      <text:p text:style-name="P3">Infine abbiamo “abbellito” la grafica cercando di renderla un po' più accattivante e abbiamo aggiunto le musiche ed i suoni, per la gestione dei quali ci siamo affidati alle librerie del Framework XNA <text:s/>Microsoft, per riprodurre in contemporanea più elementi audi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Classe Sprite</text:p>
      <text:p text:style-name="P3"/>
      <text:p text:style-name="P3">Questa, è la classe generale che utilizzeremo poi per implementare i singoli sprites Block, Life, Racket, View, Skin e Ball.</text:p>
      <text:p text:style-name="P3"><draw:frame draw:style-name="fr2" draw:name="immagini3" text:anchor-type="paragraph" svg:width="15.614cm" svg:height="12.353cm" draw:z-index="3"><draw:image xlink:href="Pictures/200000D500003CFE00003041CAE12193.svm" xlink:type="simple" xlink:show="embed" xlink:actuate="onLoad"/></draw:frame>La classe è dotata di proprietà, così da permettere alle varie sottoclassi che la implementano di averle a loro volta, che definiscono la posizione dello sprite nel toto(toRec), e delle sue varie parti (Top,Bottom,Left e Rigth) che ci serviranno poi durante il calcolo di ciò che bisogna fare se due sprites impattano. <text:line-break/>È dotata di 3 metodi:</text:p>
      <text:p text:style-name="P3">1)CreateSprite che crea lo sprite utilizzando il bitmap che gli viene fornito, ridimensionandolo e spostandolo a seconda dei dati forniti.</text:p>
      <text:p text:style-name="P3">2)Draw che non è altro che un metodo che semplicizza il disegno di uno Sprite datogli in pasto, richiamando le opportune funzioni.</text:p>
      <text:p text:style-name="P3">3)Redraw si occupa del ridisegno di ogni sprite dopo che è avvenuto un ridimensionamento qualsiasi della finestra, questo metodo è fondamentale in quanto abbiamo voluto rendere tutto il più scalabile possibile.</text:p>
      <text:p text:style-name="P3"/>
      <text:p text:style-name="P3"><draw:frame draw:style-name="fr3" draw:name="immagini4" text:anchor-type="paragraph" svg:x="2.76cm" svg:y="0.041cm" svg:width="11.03cm" svg:height="7.1cm" draw:z-index="4"><draw:image xlink:href="Pictures/2000008F00002B1800001BBC7DE80D0A.svm" xlink:type="simple" xlink:show="embed" xlink:actuate="onLoad"/></draw:frame><text:soft-page-break/></text:p>
      <text:p text:style-name="P3">Sprite infine, è dotata di una classe interna statica, chiamata SpriteHelper, il cui unico scopo è definire se due sprite datogli in pasto stanno collidendo e in particolare in quale parte lo stanno facend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Classe Block</text:p>
      <text:p text:style-name="P2"><draw:frame draw:style-name="fr2" draw:name="immagini5" text:anchor-type="paragraph" svg:width="7.758cm" svg:height="6.442cm" draw:z-index="5"><draw:image xlink:href="Pictures/200000A900001E4D0000192A5AAD45E7.svm" xlink:type="simple" xlink:show="embed" xlink:actuate="onLoad"/></draw:frame></text:p>
      <text:p text:style-name="P3">La classe Block implementa la classe precedente, ovvero Sprite, <text:s/>tuttavia ha anche i campi BlockLife che è un'intero generato in modo casuale grazie al Random RandomLife, l'intero InitialLife che serve a sapere quanto aggiungere al punteggio dell'utente quando il blocco viene distrutto, ed infine Texture, che non è altro che un Bitmap indispensabile per renderizzare il Block ad ogni ciclo, e viene cambiata a seconda della vita (BlockLife) rimanente.</text:p>
      <text:p text:style-name="P3"/>
      <text:p text:style-name="P3">Il metodo Block serve ad inizializzare un Block, non è altro che il costruttore.</text:p>
      <text:p text:style-name="P3"/>
      <text:p text:style-name="P3">TextureSwitcher è un metodo indispensabile che appunto assegna a Texture il suo bitmap corrispondente, richiamato ogni qual volta un blocco viene inizializzato o colpit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Classe Playground</text:p>
      <text:p text:style-name="P5"><draw:frame draw:style-name="fr2" draw:name="immagini6" text:anchor-type="paragraph" svg:width="10.176cm" svg:height="4.574cm" draw:z-index="6"><draw:image xlink:href="Pictures/200000A1000027BF000011DD2A2620EF.svm" xlink:type="simple" xlink:show="embed" xlink:actuate="onLoad"/></draw:frame></text:p>
      <text:p text:style-name="P5">Questa classe deriva da Sprite, e aggiunge anch'essa il campo Texture (di tipo Bitmap)che servirà a mantenere in memoria quale risorsa utilizzare ad ogni inizializzazione e resize.</text:p>
      <text:p text:style-name="P5"/>
      <text:p text:style-name="P5">Anch'essa ha un Costruttore Playground utilizzato per inizializzare la class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Classe Life</text:p>
      <text:p text:style-name="P5"><draw:frame draw:style-name="fr2" draw:name="immagini7" text:anchor-type="paragraph" svg:width="7.153cm" svg:height="3.487cm" draw:z-index="7"><draw:image xlink:href="Pictures/2000008900001BF100000D9FB9C02E08.svm" xlink:type="simple" xlink:show="embed" xlink:actuate="onLoad"/></draw:frame>Questa classe deriva da Sprite, e ha solamente il costruttore Life, che crea nel punti giusti il numero iniziale di vi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Classe Racket</text:p>
      <text:p text:style-name="P2"><draw:frame draw:style-name="fr2" draw:name="immagini8" text:anchor-type="paragraph" svg:width="10.779cm" svg:height="6.442cm" draw:z-index="8"><draw:image xlink:href="Pictures/200000A900002A1B0000192AF21C5C44.svm" xlink:type="simple" xlink:show="embed" xlink:actuate="onLoad"/></draw:frame></text:p>
      <text:p text:style-name="P5">Questa classe deriva da Sprite, ed ha un campo booleano chiamato Hurt che sfruttiamo per capire quando dobbiamo dare una texture alla racchetta in modo da farla sembrare “sofferente” e quando dobbiamo dargliene invece una normale.</text:p>
      <text:p text:style-name="P5"/>
      <text:p text:style-name="P5">Il metodo Angolo viene utilizzato nel calcolo dell'impatto con la pallina, poichè restituisce la triettoria che dovrà avere, a seconda di dove colpisce.</text:p>
      <text:p text:style-name="P5"/>
      <text:p text:style-name="P5">OnHurt si occupa di assegnare true a Hurt per un tempo definito da noi, prima di richiamare Normalize che si occuperà di normalizzare la texture settando Hurt di nuovo a false.</text:p>
      <text:p text:style-name="P5"/>
      <text:p text:style-name="P5">Racket è utile per la creazione e per il resize della racchetta, ed è il costruttore.</text:p>
      <text:p text:style-name="P5"/>
      <text:p text:style-name="P5">Update si occupa infine di far seguire (dove e quando possibile) il mouse alla racchett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Classe Skin</text:p>
      <text:p text:style-name="P5"><draw:frame draw:style-name="fr2" draw:name="immagini9" text:anchor-type="paragraph" svg:width="8.966cm" svg:height="3.487cm" draw:z-index="9"><draw:image xlink:href="Pictures/200000890000230600000D9FED35B22E.svm" xlink:type="simple" xlink:show="embed" xlink:actuate="onLoad"/></draw:frame>Questa classe deriva da Sprite, e presenta un solo metodo costruttore, Skin, che viene utilizzato solo durante le inizializzazioni di nuove istanze di questo elemento, e durante i resize del form.</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Classe Ball</text:p>
      <text:p text:style-name="P5"><draw:frame draw:style-name="fr4" draw:name="immagini10" text:anchor-type="paragraph" svg:width="16.999cm" svg:height="13.109cm" draw:z-index="10"><draw:image xlink:href="Pictures/200000C70000441400003480ABC6F451.svm" xlink:type="simple" xlink:show="embed" xlink:actuate="onLoad"/></draw:frame>Questa classe deriva da Sprite, ed è la più importante tra gli sprites, poichè il gioco ruota attorno a ciò che succede alla pallina.<text:line-break/>_sound<text:tab/> è una variabile di tipo SoundEffect, che viene riprodotto ogni qual volta la pallina impatta con un blocco e ne scala una vita.<text:line-break/>_hurt è una variabile di tipo Thread, che viene inizializzato e lanciato ogni volta che la pallina impatta con la racchetta.</text:p>
      <text:p text:style-name="P5">_blockHit è una variabile booleana che ci serve a capire quando la pallina impatta con più parti di uno stesso blocco nello stesso momento. Questo avviene quando si colpisce un angolo, ma la vita da scalare deve sempre rimanere una.</text:p>
      <text:p text:style-name="P5">AccelY è una variabile di tipo intero che stabilisce l'accelerazione con la quale la velocità y della pallina deve aumentare fino a che VelocityTotLimit non è stato raggiunto da VelocityTot.</text:p>
      <text:p text:style-name="P5">PreviousVelocity, PreviousVelocityTot, PreviousX e PreviousY, <text:s/>sono tutte variabili che si riferiscono all'ultimo ciclo eseguito, e rappresentano le velocità x e y precedenti, la velocità totale precedente, la posizione precedente x e la posizione precedente y, tutte relative alla pallina.<text:line-break/>Queste variabili sono tutte indispensabili nel caso in cui l'utente minimizzi il gioco.</text:p>
      <text:p text:style-name="P5">Stream è una variabile di tipo Stream che utilizziamo per poter riprodurre il suono _sound;</text:p>
      <text:p text:style-name="P5">Velocity rappresenta con le sue componenti X e Y, la velocità della pallina, che calcoliamo e salviamo ad ogni ciclo in VelocityTot.</text:p>
      <text:p text:style-name="P5">ReachedVelocityTot è una variabile di tipo booleano che utilizziamo per capire se la pallina deve continuare ad essere accelerata oppure no.</text:p>
      <text:p text:style-name="P5">VelocityTotLimit è il limite di velocità totale che la pallina deve mantenere una volta raggiunto. Questo viene variato a seconda dei resize così da preservare la velocità relativa dello spostamento della pallina in modo che non dipenda dalla grandezza istantanea del client(e che quindi rimanga costante anche la difficoltà del gioco).</text:p>
      <text:p text:style-name="P5"><text:soft-page-break/>Il metodo Ball è il costruttore che si occuperà dell'inizializzazione della pallina.</text:p>
      <text:p text:style-name="P5">Il metodo BlockCollision è il metodo che viene richiamato ogni qual volta si tocca un blocco con la pallina, e si occupa di cambiare la velocità della pallina a seconda di dove lo colpisce e di scalare una vita al blocco.<text:line-break/>Il metodo RacketCollision fa in modo di stabilire come dovrà rimbalzare assegnandogli a seconda di dove colpisce la racchetta.<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7" style:display-name="RTF_Num 7">
      <text:list-level-style-number text:level="1" text:style-name="RTF_5f_Num_20_7_20_1" style:num-suffix="." style:num-format="1">
        <style:list-level-properties text:space-before="0.635cm" text:min-label-width="0.635cm"/>
      </text:list-level-style-number>
      <text:list-level-style-number text:level="2" text:style-name="RTF_5f_Num_20_7_20_2" style:num-suffix="." style:num-format="1">
        <style:list-level-properties text:space-before="1.27cm" text:min-label-width="0.635cm"/>
      </text:list-level-style-number>
      <text:list-level-style-number text:level="3" text:style-name="RTF_5f_Num_20_7_20_3" style:num-suffix="." style:num-format="1">
        <style:list-level-properties text:space-before="1.905cm" text:min-label-width="0.635cm"/>
      </text:list-level-style-number>
      <text:list-level-style-number text:level="4" text:style-name="RTF_5f_Num_20_7_20_4" style:num-suffix="." style:num-format="1">
        <style:list-level-properties text:space-before="2.54cm" text:min-label-width="0.635cm"/>
      </text:list-level-style-number>
      <text:list-level-style-number text:level="5" text:style-name="RTF_5f_Num_20_7_20_5" style:num-suffix="." style:num-format="1">
        <style:list-level-properties text:space-before="3.175cm" text:min-label-width="0.635cm"/>
      </text:list-level-style-number>
      <text:list-level-style-number text:level="6" text:style-name="RTF_5f_Num_20_7_20_6" style:num-suffix="." style:num-format="1">
        <style:list-level-properties text:space-before="3.81cm" text:min-label-width="0.635cm"/>
      </text:list-level-style-number>
      <text:list-level-style-number text:level="7" text:style-name="RTF_5f_Num_20_7_20_7" style:num-suffix="." style:num-format="1">
        <style:list-level-properties text:space-before="4.445cm" text:min-label-width="0.635cm"/>
      </text:list-level-style-number>
      <text:list-level-style-number text:level="8" text:style-name="RTF_5f_Num_20_7_20_8" style:num-suffix="." style:num-format="1">
        <style:list-level-properties text:space-before="5.08cm" text:min-label-width="0.635cm"/>
      </text:list-level-style-number>
      <text:list-level-style-number text:level="9" text:style-name="RTF_5f_Num_20_7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space-before="0.635cm" text:min-label-width="0.635cm"/>
      </text:list-level-style-number>
      <text:list-level-style-number text:level="2" text:style-name="RTF_5f_Num_20_6_20_2" style:num-suffix="." style:num-format="1">
        <style:list-level-properties text:space-before="1.27cm" text:min-label-width="0.635cm"/>
      </text:list-level-style-number>
      <text:list-level-style-number text:level="3" text:style-name="RTF_5f_Num_20_6_20_3" style:num-suffix="." style:num-format="1">
        <style:list-level-properties text:space-before="1.905cm" text:min-label-width="0.635cm"/>
      </text:list-level-style-number>
      <text:list-level-style-number text:level="4" text:style-name="RTF_5f_Num_20_6_20_4" style:num-suffix="." style:num-format="1">
        <style:list-level-properties text:space-before="2.54cm" text:min-label-width="0.635cm"/>
      </text:list-level-style-number>
      <text:list-level-style-number text:level="5" text:style-name="RTF_5f_Num_20_6_20_5" style:num-suffix="." style:num-format="1">
        <style:list-level-properties text:space-before="3.175cm" text:min-label-width="0.635cm"/>
      </text:list-level-style-number>
      <text:list-level-style-number text:level="6" text:style-name="RTF_5f_Num_20_6_20_6" style:num-suffix="." style:num-format="1">
        <style:list-level-properties text:space-before="3.81cm" text:min-label-width="0.635cm"/>
      </text:list-level-style-number>
      <text:list-level-style-number text:level="7" text:style-name="RTF_5f_Num_20_6_20_7" style:num-suffix="." style:num-format="1">
        <style:list-level-properties text:space-before="4.445cm" text:min-label-width="0.635cm"/>
      </text:list-level-style-number>
      <text:list-level-style-number text:level="8" text:style-name="RTF_5f_Num_20_6_20_8" style:num-suffix="." style:num-format="1">
        <style:list-level-properties text:space-before="5.08cm" text:min-label-width="0.635cm"/>
      </text:list-level-style-number>
      <text:list-level-style-number text:level="9" text:style-name="RTF_5f_Num_20_6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text:start-value="3">
        <style:list-level-properties text:space-before="0.635cm" text:min-label-width="0.635cm"/>
      </text:list-level-style-number>
      <text:list-level-style-number text:level="2" text:style-name="RTF_5f_Num_20_5_20_2" style:num-format="1" text:start-value="0" text:display-levels="2">
        <style:list-level-properties text:space-before="1.27cm" text:min-label-width="0.635cm"/>
      </text:list-level-style-number>
      <text:list-level-style-number text:level="3" text:style-name="RTF_5f_Num_20_5_20_3" style:num-suffix="." style:num-format="1" text:display-levels="3">
        <style:list-level-properties text:space-before="1.905cm" text:min-label-width="0.635cm"/>
      </text:list-level-style-number>
      <text:list-level-style-number text:level="4" text:style-name="RTF_5f_Num_20_5_20_4" style:num-suffix="." style:num-format="1" text:display-levels="4">
        <style:list-level-properties text:space-before="2.54cm" text:min-label-width="0.635cm"/>
      </text:list-level-style-number>
      <text:list-level-style-number text:level="5" text:style-name="RTF_5f_Num_20_5_20_5" style:num-suffix="." style:num-format="1" text:display-levels="5">
        <style:list-level-properties text:space-before="3.175cm" text:min-label-width="0.635cm"/>
      </text:list-level-style-number>
      <text:list-level-style-number text:level="6" text:style-name="RTF_5f_Num_20_5_20_6" style:num-suffix="." style:num-format="1" text:display-levels="6">
        <style:list-level-properties text:space-before="3.81cm" text:min-label-width="0.635cm"/>
      </text:list-level-style-number>
      <text:list-level-style-number text:level="7" text:style-name="RTF_5f_Num_20_5_20_7" style:num-suffix="." style:num-format="1" text:display-levels="7">
        <style:list-level-properties text:space-before="4.445cm" text:min-label-width="0.635cm"/>
      </text:list-level-style-number>
      <text:list-level-style-number text:level="8" text:style-name="RTF_5f_Num_20_5_20_8" style:num-suffix="." style:num-format="1" text:display-levels="8">
        <style:list-level-properties text:space-before="5.08cm" text:min-label-width="0.635cm"/>
      </text:list-level-style-number>
      <text:list-level-style-number text:level="9" text:style-name="RTF_5f_Num_20_5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text:start-value="3">
        <style:list-level-properties text:space-before="0.635cm" text:min-label-width="0.635cm"/>
      </text:list-level-style-number>
      <text:list-level-style-number text:level="2" text:style-name="RTF_5f_Num_20_4_20_2" style:num-format="1" text:display-levels="2">
        <style:list-level-properties text:space-before="1.27cm" text:min-label-width="0.635cm"/>
      </text:list-level-style-number>
      <text:list-level-style-number text:level="3" text:style-name="RTF_5f_Num_20_4_20_3" style:num-suffix="." style:num-format="1" text:display-levels="3">
        <style:list-level-properties text:space-before="1.905cm" text:min-label-width="0.635cm"/>
      </text:list-level-style-number>
      <text:list-level-style-number text:level="4" text:style-name="RTF_5f_Num_20_4_20_4" style:num-suffix="." style:num-format="1" text:display-levels="4">
        <style:list-level-properties text:space-before="2.54cm" text:min-label-width="0.635cm"/>
      </text:list-level-style-number>
      <text:list-level-style-number text:level="5" text:style-name="RTF_5f_Num_20_4_20_5" style:num-suffix="." style:num-format="1" text:display-levels="5">
        <style:list-level-properties text:space-before="3.175cm" text:min-label-width="0.635cm"/>
      </text:list-level-style-number>
      <text:list-level-style-number text:level="6" text:style-name="RTF_5f_Num_20_4_20_6" style:num-suffix="." style:num-format="1" text:display-levels="6">
        <style:list-level-properties text:space-before="3.81cm" text:min-label-width="0.635cm"/>
      </text:list-level-style-number>
      <text:list-level-style-number text:level="7" text:style-name="RTF_5f_Num_20_4_20_7" style:num-suffix="." style:num-format="1" text:display-levels="7">
        <style:list-level-properties text:space-before="4.445cm" text:min-label-width="0.635cm"/>
      </text:list-level-style-number>
      <text:list-level-style-number text:level="8" text:style-name="RTF_5f_Num_20_4_20_8" style:num-suffix="." style:num-format="1" text:display-levels="8">
        <style:list-level-properties text:space-before="5.08cm" text:min-label-width="0.635cm"/>
      </text:list-level-style-number>
      <text:list-level-style-number text:level="9" text:style-name="RTF_5f_Num_20_4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text:start-value="3">
        <style:list-level-properties text:space-before="0.635cm" text:min-label-width="0.635cm"/>
      </text:list-level-style-number>
      <text:list-level-style-number text:level="2" text:style-name="RTF_5f_Num_20_3_20_2" style:num-format="1" text:start-value="2" text:display-levels="2">
        <style:list-level-properties text:space-before="1.27cm" text:min-label-width="0.635cm"/>
      </text:list-level-style-number>
      <text:list-level-style-number text:level="3" text:style-name="RTF_5f_Num_20_3_20_3" style:num-suffix="." style:num-format="1" text:display-levels="3">
        <style:list-level-properties text:space-before="1.905cm" text:min-label-width="0.635cm"/>
      </text:list-level-style-number>
      <text:list-level-style-number text:level="4" text:style-name="RTF_5f_Num_20_3_20_4" style:num-suffix="." style:num-format="1" text:display-levels="4">
        <style:list-level-properties text:space-before="2.54cm" text:min-label-width="0.635cm"/>
      </text:list-level-style-number>
      <text:list-level-style-number text:level="5" text:style-name="RTF_5f_Num_20_3_20_5" style:num-suffix="." style:num-format="1" text:display-levels="5">
        <style:list-level-properties text:space-before="3.175cm" text:min-label-width="0.635cm"/>
      </text:list-level-style-number>
      <text:list-level-style-number text:level="6" text:style-name="RTF_5f_Num_20_3_20_6" style:num-suffix="." style:num-format="1" text:display-levels="6">
        <style:list-level-properties text:space-before="3.81cm" text:min-label-width="0.635cm"/>
      </text:list-level-style-number>
      <text:list-level-style-number text:level="7" text:style-name="RTF_5f_Num_20_3_20_7" style:num-suffix="." style:num-format="1" text:display-levels="7">
        <style:list-level-properties text:space-before="4.445cm" text:min-label-width="0.635cm"/>
      </text:list-level-style-number>
      <text:list-level-style-number text:level="8" text:style-name="RTF_5f_Num_20_3_20_8" style:num-suffix="." style:num-format="1" text:display-levels="8">
        <style:list-level-properties text:space-before="5.08cm" text:min-label-width="0.635cm"/>
      </text:list-level-style-number>
      <text:list-level-style-number text:level="9" text:style-name="RTF_5f_Num_20_3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text:style-name="RTF_5f_Num_20_2_20_1" style:num-suffix="." style:num-format="1" text:start-value="3">
        <style:list-level-properties text:space-before="0.635cm" text:min-label-width="0.635cm"/>
      </text:list-level-style-number>
      <text:list-level-style-number text:level="2" text:style-name="RTF_5f_Num_20_2_20_2" style:num-format="1" text:start-value="3" text:display-levels="2">
        <style:list-level-properties text:space-before="1.27cm" text:min-label-width="0.635cm"/>
      </text:list-level-style-number>
      <text:list-level-style-number text:level="3" text:style-name="RTF_5f_Num_20_2_20_3" style:num-suffix="." style:num-format="1" text:display-levels="3">
        <style:list-level-properties text:space-before="1.905cm" text:min-label-width="0.635cm"/>
      </text:list-level-style-number>
      <text:list-level-style-number text:level="4" text:style-name="RTF_5f_Num_20_2_20_4" style:num-suffix="." style:num-format="1" text:display-levels="4">
        <style:list-level-properties text:space-before="2.54cm" text:min-label-width="0.635cm"/>
      </text:list-level-style-number>
      <text:list-level-style-number text:level="5" text:style-name="RTF_5f_Num_20_2_20_5" style:num-suffix="." style:num-format="1" text:display-levels="5">
        <style:list-level-properties text:space-before="3.175cm" text:min-label-width="0.635cm"/>
      </text:list-level-style-number>
      <text:list-level-style-number text:level="6" text:style-name="RTF_5f_Num_20_2_20_6" style:num-suffix="." style:num-format="1" text:display-levels="6">
        <style:list-level-properties text:space-before="3.81cm" text:min-label-width="0.635cm"/>
      </text:list-level-style-number>
      <text:list-level-style-number text:level="7" text:style-name="RTF_5f_Num_20_2_20_7" style:num-suffix="." style:num-format="1" text:display-levels="7">
        <style:list-level-properties text:space-before="4.445cm" text:min-label-width="0.635cm"/>
      </text:list-level-style-number>
      <text:list-level-style-number text:level="8" text:style-name="RTF_5f_Num_20_2_20_8" style:num-suffix="." style:num-format="1" text:display-levels="8">
        <style:list-level-properties text:space-before="5.08cm" text:min-label-width="0.635cm"/>
      </text:list-level-style-number>
      <text:list-level-style-number text:level="9" text:style-name="RTF_5f_Num_20_2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56M13S</meta:editing-duration>
    <meta:editing-cycles>12</meta:editing-cycles>
    <meta:generator>OpenOffice/4.1.2$Win32 OpenOffice.org_project/412m3$Build-9782</meta:generator>
    <dc:date>2016-06-18T19:26:20.34</dc:date>
    <dc:creator>Francesco Belacca</dc:creator>
    <meta:document-statistic meta:table-count="0" meta:image-count="11" meta:object-count="0" meta:page-count="17" meta:paragraph-count="138" meta:word-count="3117" meta:character-count="19822"/>
    <meta:user-defined meta:name="Info 1"/>
    <meta:user-defined meta:name="Info 2"/>
    <meta:user-defined meta:name="Info 3"/>
    <meta:user-defined meta:name="Info 4"/>
  </office:meta>
</office:document-meta>
</file>